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2a13c"/>
    </style:style>
    <style:style style:name="P2" style:family="paragraph" style:parent-style-name="Standard">
      <style:text-properties officeooo:paragraph-rsid="0005fe6c"/>
    </style:style>
    <style:style style:name="T1" style:family="text">
      <style:text-properties officeooo:rsid="0002a13c"/>
    </style:style>
    <style:style style:name="T2" style:family="text">
      <style:text-properties officeooo:rsid="0004274c"/>
    </style:style>
    <style:style style:name="T3" style:family="text">
      <style:text-properties officeooo:rsid="0005fe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Electricity Use by Year by State: </text:span><text:a xlink:type="simple" xlink:href="https://www.eia.gov/electricity/data.php#sales" text:style-name="Internet_20_link" text:visited-style-name="Visited_20_Internet_20_Link">https://www.eia.gov/electricity/data.php#sales</text:a> </text:p>
      <text:p text:style-name="P1"><text:span text:style-name="T1">Plug-in and HEV sales by year by model: </text:span><text:a xlink:type="simple" xlink:href="https://afdc.energy.gov/data/search?q=hybrid+sales" text:style-name="Internet_20_link" text:visited-style-name="Visited_20_Internet_20_Link">https://afdc.energy.gov/data/search?q=hybrid+sales</text:a> </text:p>
      <text:p text:style-name="P1"><text:span text:style-name="T1">Public Transportation: </text:span><text:a xlink:type="simple" xlink:href="https://www.transit.dot.gov/ntd/data-product/monthly-module-adjusted-data-release" text:style-name="Internet_20_link" text:visited-style-name="Visited_20_Internet_20_Link">https://www.transit.dot.gov/ntd/data-product/monthly-module-adjusted-data-release</text:a> </text:p>
      <text:p text:style-name="P1"><text:span text:style-name="T1">MeatSDFull: </text:span><text:a xlink:type="simple" xlink:href="https://www.ers.usda.gov/data-products/livestock-meat-domestic-data/livestock-meat-domestic-data/" text:style-name="Internet_20_link" text:visited-style-name="Visited_20_Internet_20_Link">https://www.ers.usda.gov/data-products/livestock-meat-domestic-data/livestock-meat-domestic-data/</text:a> </text:p>
      <text:p text:style-name="P1"><text:span text:style-name="T2">Waste and Recycling: </text:span><text:a xlink:type="simple" xlink:href="https://catalog.data.gov/dataset/sustainable-materials-management-smm-materials-and-waste-management-in-the-united-states-key-f" text:style-name="Internet_20_link" text:visited-style-name="Visited_20_Internet_20_Link">https://catalog.data.gov/dataset/sustainable-materials-management-smm-materials-and-waste-management-in-the-united-states-key-f</text:a> </text:p>
      <text:p text:style-name="P2"><text:span text:style-name="T3">POPTOTUSA: </text:span><text:a xlink:type="simple" xlink:href="https://fred.stlouisfed.org/series/POPTOTUSA647NWDB" text:style-name="Internet_20_link" text:visited-style-name="Visited_20_Internet_20_Link">https://fred.stlouisfed.org/series/POPTOTUSA647NWDB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0:51:17.398000000</meta:creation-date>
    <dc:date>2019-09-04T11:29:59.147000000</dc:date>
    <meta:editing-duration>PT5M10S</meta:editing-duration>
    <meta:editing-cycles>1</meta:editing-cycles>
    <meta:document-statistic meta:table-count="0" meta:image-count="0" meta:object-count="0" meta:page-count="1" meta:paragraph-count="6" meta:word-count="27" meta:character-count="599" meta:non-whitespace-character-count="572"/>
    <meta:generator>LibreOffice/5.3.0.3$Windows_x86 LibreOffice_project/7074905676c47b82bbcfbea1aeefc84afe1c50e1</meta:generator>
  </office:meta>
</office:document-meta>
</file>